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Arial" fo:font-size="11.0pt"/>
    </style:style>
    <style:style style:name="P4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color="#000000"/>
    </style:style>
    <style:style style:name="T4" style:family="text">
      <style:text-properties style:text-line-through-style="soli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  <text:p text:style-name="P2"/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rp_tr_dec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deposit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deposit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withdraw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withdrawal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3"><text:span text:style-name="T1">Retail</text:span></text:p>
            <text:p text:style-name="P3"><text:span text:style-name="T1">-transfer</text:span></text:p>
            <text:p text:style-name="P3"><text:span text:style-name="T1">string</text:span></text:p>
          </table:table-cell>
          <table:table-cell table:style-name="TableCell1">
            <text:p text:style-name="P3"><text:span text:style-name="T1">Test a transfer in retail with an amount being a string</text:span>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</text:span></text:p>
            <text:p text:style-name="P3"><text:span text:style-name="T1">000002</text:span></text:p>
            <text:p text:style-name="P3"><text:span text:style-name="T1">$1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3">Retail</text:p>
            <text:p text:style-name="P3">-deposit</text:p>
            <text:p text:style-name="P3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3"><text:span text:style-name="T3">l</text:span><text:span text:style-name="T1">ogin</text:span></text:p>
            <text:p text:style-name="P3"><text:span text:style-name="T1">retail</text:span></text:p>
            <text:p text:style-name="P3"><text:span text:style-name="T1">deposit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withdraw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withdraw</text:span></text:p>
            <text:p text:style-name="P3"><text:span text:style-name="T1">0000012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3">Retail</text:p>
            <text:p text:style-name="P3">-transfer</text:p>
            <text:p text:style-name="P3">7-digit account number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3"><text:span text:style-name="T1">login</text:span></text:p>
            <text:p text:style-name="P3"><text:span text:style-name="T1">retail</text:span></text:p>
            <text:p text:style-name="P3"><text:span text:style-name="T1">transfer</text:span></text:p>
            <text:p text:style-name="P3"><text:span text:style-name="T1">0000012</text:span></text:p>
            <text:p text:style-name="P3"><text:span text:style-name="T1">000002</text:span></text:p>
            <text:p text:style-name="P3"><text:span text:style-name="T1">1.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</table:table>
      <text:p text:style-name="P1"/>
      <text:p text:style-name="P1"/>
      <text:p text:style-name="P1"><text:span text:style-name="T1">Agent Tests</text:span></text:p>
      <text:p text:style-name="P1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Agent -login</text:span></text:p>
          </table:table-cell>
          <table:table-cell table:style-name="TableCell1">
            <text:p text:style-name="P2"><text:span text:style-name="T1">check that</text:span></text:p>
            <text:p text:style-name="P2"><text:span text:style-name="T1">login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None</text:span></text:p>
          </table:table-cell>
        </table:table-row>
        <table:table-row>
          <table:table-cell table:style-name="TableCell1">
            <text:p text:style-name="P2"><text:span text:style-name="T1">Agent -create</text:span></text:p>
          </table:table-cell>
          <table:table-cell table:style-name="TableCell1">
            <text:p text:style-name="P2"><text:span text:style-name="T1">Check that user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6 digits</text:span></text:p>
          </table:table-cell>
          <table:table-cell table:style-name="TableCell1">
            <text:p text:style-name="P2"><text:span text:style-name="T1">Check that create account is accep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123456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lt;6 digits</text:span></text:p>
          </table:table-cell>
          <table:table-cell table:style-name="TableCell1">
            <text:p text:style-name="P2"><text:span text:style-name="T1">Check that create account is accepted,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fifteen_digits_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-1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.234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Account numbers must be 1-6 digits.</text:span></text:p>
            <text:p text:style-name="P2"><text:span text:style-name="T1">Enter new account number:</text:span></text:p>
          </table:table-cell>
        </table:table-row>
        <table:table-row>
          <table:table-cell table:style-name="TableCell1">
            <text:p text:style-name="P2"><text:span text:style-name="T1">Agent -create already existing</text:span></text:p>
          </table:table-cell>
          <table:table-cell table:style-name="TableCell1">
            <text:p text:style-name="P2"><text:span text:style-name="T1">Reject account number that already exis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1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an account with that number already exists. enter a valid account number:</text:span></text:p>
          </table:table-cell>
        </table:table-row>
        <table:table-row>
          <table:table-cell table:style-name="TableCell1">
            <text:p text:style-name="P2"><text:span text:style-name="T1">Agent -create &lt;15 chars</text:span></text:p>
          </table:table-cell>
          <table:table-cell table:style-name="TableCell1">
            <text:p text:style-name="P2"><text:span text:style-name="T1">Check that create account is accepted, spaces added to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one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><text:span text:style-name="T1">“04 000001 000000 00000000 one <text:s text:c="11"/>”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</table:table-cell>
        </table:table-row>
        <table:table-row>
          <table:table-cell table:style-name="TableCell1">
            <text:p text:style-name="P2"><text:span text:style-name="T1">Agent -create &gt;15 chars</text:span></text:p>
          </table:table-cell>
          <table:table-cell table:style-name="TableCell1">
            <text:p text:style-name="P2"><text:span text:style-name="T1">Reject account name with &gt;15 character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</text:span></text:p>
            <text:p text:style-name="P2"><text:span text:style-name="T1">sixteen__digits_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Enter new account number:</text:span></text:p>
            <text:p text:style-name="P2"><text:span text:style-name="T1">enter new account name:</text:span></text:p>
            <text:p text:style-name="P2"><text:span text:style-name="T1">Account names must be 1-15 characters. enter new account name:</text:span></text:p>
          </table:table-cell>
        </table:table-row>
        <table:table-row>
          <table:table-cell table:style-name="TableCell1">
            <text:p text:style-name="P2">Agent - create then deposit</text:p>
          </table:table-cell>
          <table:table-cell table:style-name="TableCell1">
            <text:p text:style-name="P2">Checks if an account can be used to deposit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deposit</text:span></text:p>
            <text:p text:style-name="P3"><text:span text:style-name="T1">123456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ap_cr_dep.txt</text:p>
          </table:table-cell>
        </table:table-row>
        <table:table-row>
          <table:table-cell table:style-name="TableCell1">
            <text:p text:style-name="P3">Agent - create then withdraw</text:p>
          </table:table-cell>
          <table:table-cell table:style-name="TableCell1">
            <text:p text:style-name="P3">Checks if an account can be used to withdrawal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withdraw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ap_cr_wtd.txt</text:p>
          </table:table-cell>
        </table:table-row>
        <table:table-row>
          <table:table-cell table:style-name="TableCell1">
            <text:p text:style-name="P3">Agent - create then transfer</text:p>
          </table:table-cell>
          <table:table-cell table:style-name="TableCell1">
            <text:p text:style-name="P3">Checks if an account can be used to transfer on the day it was created</text:p>
          </table:table-cell>
          <table:table-cell table:style-name="TableCell1">
            <text:p text:style-name="P3"><text:span text:style-name="T1">login</text:span></text:p>
            <text:p text:style-name="P3"><text:span text:style-name="T1">agent</text:span></text:p>
            <text:p text:style-name="P3"><text:span text:style-name="T1">create</text:span></text:p>
            <text:p text:style-name="P3"><text:span text:style-name="T1">123456</text:span></text:p>
            <text:p text:style-name="P3"><text:span text:style-name="T1">fifteen_digits_</text:span></text:p>
            <text:p text:style-name="P3"><text:span text:style-name="T1">transfer</text:span></text:p>
            <text:p text:style-name="P3"><text:span text:style-name="T1">123456</text:span></text:p>
            <text:p text:style-name="P3"><text:span text:style-name="T1">000001</text:span></text:p>
            <text:p text:style-name="P3"><text:span text:style-name="T1">100000</text:span></text:p>
            <text:p text:style-name="P3"><text:span text:style-name="T1">logout</text:span></text:p>
          </table:table-cell>
          <table:table-cell table:style-name="TableCell1">
            <text:p text:style-name="P3"><text:span text:style-name="T1">accountList_1.tx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ap_cr_tra.txt</text:p>
          </table:table-cell>
        </table:table-row>
      </table:table>
      <text:p text:style-name="P1"/>
      <text:p text:style-name="P4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sml.txt</text:span></text:p>
          </table:table-cell>
          <table:table-cell table:style-name="TableCell1">
            <text:p text:style-name="P2"><text:span text:style-name="T1">ap_dp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nam_int.txt</text:span></text:p>
          </table:table-cell>
          <table:table-cell table:style-name="TableCell1">
            <text:p text:style-name="P2"><text:span text:style-name="T1">ap_dp_nam_int.txt</text:span></text:p>
          </table:table-cell>
        </table:table-row>
      </table:table>
      <text:p text:style-name="P4"/>
      <text:p text:style-name="P4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4">Agent -deposit &gt;6 digits</text:span></text:p>
          </table:table-cell>
          <table:table-cell table:style-name="TableCell1">
            <text:p text:style-name="P2"><text:span text:style-name="T4">Reject account number with &gt;6 digits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1234567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big.txt</text:span></text:p>
          </table:table-cell>
        </table:table-row>
        <table:table-row>
          <table:table-cell table:style-name="TableCell1">
            <text:p text:style-name="P2"><text:span text:style-name="T4">Agent -deposit 6 non digits</text:span></text:p>
          </table:table-cell>
          <table:table-cell table:style-name="TableCell1">
            <text:p text:style-name="P2"><text:span text:style-name="T4">Reject account number that is not an int</text:span></text:p>
          </table:table-cell>
          <table:table-cell table:style-name="TableCell1">
            <text:p text:style-name="P2"><text:span text:style-name="T4">login</text:span></text:p>
            <text:p text:style-name="P2"><text:span text:style-name="T4">agent</text:span></text:p>
            <text:p text:style-name="P2"><text:span text:style-name="T4">deposit</text:span></text:p>
            <text:p text:style-name="P2"><text:span text:style-name="T4">abc</text:span></text:p>
            <text:p text:style-name="P2"><text:span text:style-name="T4">quit</text:span></text:p>
          </table:table-cell>
          <table:table-cell table:style-name="TableCell1">
            <text:p text:style-name="P2"><text:span text:style-name="T4">accountList_empty.txt</text:span></text:p>
          </table:table-cell>
          <table:table-cell table:style-name="TableCell1">
            <text:p text:style-name="P2"><text:span text:style-name="T4">-</text:span></text:p>
          </table:table-cell>
          <table:table-cell table:style-name="TableCell1">
            <text:p text:style-name="P2"><text:span text:style-name="T4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4"/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8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Updated transaction summary file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999,999.99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Denied transaction greater than $999,999.99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.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n amount to be withdrawn:</text:span></text:p>
            <text:p text:style-name="P2"><text:span text:style-name="T1">Can accept or deny, based on how we handle 0 amounts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enter amount to be withdrawn:</text:span></text:p>
            <text:p text:style-name="P2"><text:span text:style-name="T1">deny transaction of negative am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><text:span text:style-name="T1">reject invalid number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 valid account number:</text:span></text:p>
            <text:p text:style-name="P2"/>
          </table:table-cell>
        </table:table-row>
      </table:table>
      <text:p text:style-name="P4"/>
      <text:p text:style-name="P4"/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agent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8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Updated transaction summary file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Accepts transaction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agent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amount greater than $1,000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  <text:p text:style-name="P2"/>
          </table:table-cell>
          <table:table-cell table:style-name="TableCell1">
            <text:p text:style-name="P2"><text:span text:style-name="T1">enter an account to transfer from:</text:span></text:p>
            <text:p text:style-name="P2"><text:span text:style-name="T1">enter an account to transfer to:</text:span></text:p>
            <text:p text:style-name="P2"><text:span text:style-name="T1">enter an amount to be transferred:</text:span></text:p>
            <text:p text:style-name="P2"><text:span text:style-name="T1">Deny transaction of 0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.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nter an account to transfer from:<text:line-break/>enter an account to transfer to:</text:span></text:p>
            <text:p text:style-name="P2"><text:span text:style-name="T1">enter an amount to be transferred:</text:span></text:p>
            <text:p text:style-name="P2"><text:span text:style-name="T1">Deny negative value.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  <text:p text:style-name="P2"><text:span text:style-name="T1">account to transfer to:</text:span></text:p>
            <text:p text:style-name="P2"><text:span text:style-name="T1">Deny invalid account</text:span></text:p>
          </table:table-cell>
        </table:table-row>
        <table:table-row>
          <table:table-cell table:style-name="TableCell1">
            <text:p text:style-name="P2"><text:span text:style-name="T1">Agent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ccount to transfer from:</text:span></text:p>
          </table:table-cell>
        </table:table-row>
      </table:table>
      <text:p text:style-name="P1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3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><text:span text:style-name="T1">Round 2 Questions:</text:span></text:p>
      <text:p text:style-name="P1"><text:span text:style-name="T1">1- Should newline and other special characters be accepted for an account name?</text:span></text:p>
      <text:p text:style-name="P1"/>
      <text:p text:style-name="P1"><text:span text:style-name="T1">Assumed no</text:span></text:p>
      <text:p text:style-name="P1"/>
      <text:p text:style-name="P1"><text:span text:style-name="T1">2- For the transaction record for create, would AAAAAA be the new account number?</text:span></text:p>
      <text:p text:style-name="P1"/>
      <text:p text:style-name="P1"><text:span text:style-name="T1">Assumed yes, NNNN... would be the new name</text:span></text:p>
      <text:p text:style-name="P1"/>
      <text:p text:style-name="P1"/>
      <text:p text:style-name="P1"/>
      <text:p text:style-name="P1"><text:span text:style-name="T1">3- Does quit command still write out the transaction summary file?</text:span></text:p>
      <text:p text:style-name="P1"/>
      <text:p text:style-name="P1"><text:span text:style-name="T1">4- What do we want to happen when user enter bad input (our choice)?</text:span></text:p>
      <text:p text:style-name="P1"/>
      <text:p text:style-name="P1"><text:span text:style-name="T1">5- what if there are no valid accounts (empty file)? Does the front end tell the user?</text:span></text:p>
      <text:p text:style-name="P1"/>
      <text:p text:style-name="P1"><text:span text:style-name="T1">6- How do we want to handle 0 inpu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